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7" style:family="table-cell" style:parent-style-name="Default">
      <style:text-properties style:text-underline-style="none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22"/>
        <table:table-column table:style-name="co1" table:default-cell-style-name="ce8"/>
        <table:table-column table:style-name="co1" table:default-cell-style-name="ce22"/>
        <table:table-column table:style-name="co1" table:default-cell-style-name="ce10"/>
        <table:table-column table:style-name="co1" table:default-cell-style-name="ce66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6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6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5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5"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5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5"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5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5"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5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5"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5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5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5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5"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5" office:value-type="string" calcext:value-type="string" table:number-columns-spanned="2" table:number-rows-spanned="2">
            <text:p>Andesita</text:p>
          </table:table-cell>
          <table:covered-table-cell/>
          <table:table-cell table:style-name="ce15"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5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 table:style-name="ce7"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5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5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5"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5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5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5"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5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5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5"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5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5"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5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5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 table:style-name="ce7"/>
          <table:covered-table-cell table:style-name="ce22"/>
          <table:covered-table-cell table:style-name="ce7"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5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5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5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Si te quedas quieto,</text:p>
            <text:p>Se te rompe la armadura,</text:p>
            <text:p>Si te mueves se te repara poco a poco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comida, pero</text:p>
            <text:p>Si te mueves ganas comi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xp, pero </text:p>
            <text:p>Si te mueves te sube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5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26" office:value-type="string" calcext:value-type="string" table:number-columns-spanned="2" table:number-rows-spanned="2">
            <text:p>All creepers charged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All endermans agresiv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daño, si o no?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si o no?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5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15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5"/>
          <table:covered-table-cell/>
          <table:covered-table-cell table:style-name="ce15"/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Resistance</text:p>
            <text:p>Slowing</text:p>
          </table:table-cell>
          <table:covered-table-cell/>
          <table:table-cell table:style-name="ce15" office:value-type="string" calcext:value-type="string" table:number-columns-spanned="2" table:number-rows-spanned="2">
            <text:p>Speed</text:p>
            <text:p>Weekness</text:p>
          </table:table-cell>
          <table:covered-table-cell/>
          <table:table-cell table:style-name="ce15" office:value-type="string" calcext:value-type="string" table:number-columns-spanned="2" table:number-rows-spanned="2">
            <text:p>Strength</text:p>
            <text:p>Blindness</text:p>
          </table:table-cell>
          <table:covered-table-cell/>
          <table:table-cell table:style-name="ce36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36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2"/>
          <table:covered-table-cell/>
          <table:covered-table-cell table:style-name="ce22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0" calcext:value-type="float" table:number-columns-spanned="1" table:number-rows-spanned="2">
            <text:p>30</text:p>
          </table:table-cell>
          <table:table-cell table:style-name="ce15" office:value-type="string" calcext:value-type="string" table:number-columns-spanned="2" table:number-rows-spanned="2">
            <text:p>Lava te cura</text:p>
            <text:p>GameruleFireDamageFalse</text:p>
            <text:p>Agua hace daño</text:p>
          </table:table-cell>
          <table:covered-table-cell/>
          <table:table-cell table:style-name="ce15" office:value-type="string" calcext:value-type="string" table:number-columns-spanned="2" table:number-rows-spanned="2">
            <text:p>Fogata te cura si estas cerca</text:p>
            <text:p><text:span text:style-name="T1">GameruleFireDamageFalse</text:span></text:p>
            <text:p>Agua hace daño</text:p>
          </table:table-cell>
          <table:covered-table-cell/>
          <table:table-cell table:style-name="ce15" office:value-type="string" calcext:value-type="string" table:number-columns-spanned="2" table:number-rows-spanned="2">
            <text:p>No fire tick</text:p>
            <text:p><text:span text:style-name="T1">GameruleFireDamageFalse</text:span></text:p>
            <text:p>Agua hace daño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 table:style-name="ce37"/>
        </table:table-row>
        <table:table-row table:style-name="ro1">
          <table:table-cell table:number-columns-repeated="2"/>
          <table:table-cell table:style-name="ce12" office:value-type="float" office:value="31" calcext:value-type="float" table:number-columns-spanned="1" table:number-rows-spanned="2">
            <text:p>31</text:p>
          </table:table-cell>
          <table:table-cell table:style-name="ce15" office:value-type="string" calcext:value-type="string" table:number-columns-spanned="2" table:number-rows-spanned="2">
            <text:p>RandomTickSpeed</text:p>
            <text:p>Default 1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RandomTickSpeed</text:span></text:p>
            <text:p><text:span text:style-name="T1">Default 3</text:span>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RandomTickSpeed</text:span></text:p>
            <text:p><text:span text:style-name="T1">Default 40</text:span>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2" calcext:value-type="float" table:number-columns-spanned="1" table:number-rows-spanned="2">
            <text:p>32</text:p>
          </table:table-cell>
          <table:table-cell table:style-name="ce15" office:value-type="string" calcext:value-type="string" table:number-columns-spanned="2" table:number-rows-spanned="2">
            <text:p>playersSleepingPercentage</text:p>
            <text:p>1%</text:p>
          </table:table-cell>
          <table:covered-table-cell/>
          <table:table-cell table:style-name="ce15" office:value-type="string" calcext:value-type="string" table:number-columns-spanned="2" table:number-rows-spanned="2">
            <text:p>playersSleepingPercentage</text:p>
            <text:p>50%</text:p>
          </table:table-cell>
          <table:covered-table-cell/>
          <table:table-cell table:style-name="ce15" office:value-type="string" calcext:value-type="string" table:number-columns-spanned="2" table:number-rows-spanned="2">
            <text:p>playersSleepingPercentage</text:p>
            <text:p>100%</text:p>
          </table:table-cell>
          <table:covered-table-cell table:style-name="ce8"/>
          <table:table-cell table:style-name="ce36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2"/>
          <table:covered-table-cell/>
          <table:covered-table-cell table:style-name="ce22"/>
          <table:covered-table-cell/>
          <table:covered-table-cell table:style-name="ce22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7T23:04:30.640000000</dc:date>
    <meta:editing-duration>P1DT19H36M11S</meta:editing-duration>
    <meta:editing-cycles>38</meta:editing-cycles>
    <meta:generator>LibreOffice/7.3.2.2$Windows_X86_64 LibreOffice_project/49f2b1bff42cfccbd8f788c8dc32c1c309559be0</meta:generator>
    <meta:document-statistic meta:table-count="1" meta:cell-count="157" meta:object-count="0"/>
  </office:meta>
</office:document-meta>
</file>